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4000000E907DB6FCF.png" manifest:media-type="image/png"/>
  <manifest:file-entry manifest:full-path="Pictures/1000000000000101000000C81B04BC4F.png" manifest:media-type="image/png"/>
  <manifest:file-entry manifest:full-path="Pictures/10000000000001EE000000BBD1145E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cm" svg:height="10.2cm" svg:x="0cm" svg:y="10.8cm">
          <draw:image xlink:href="Pictures/1000000000000101000000C81B04BC4F.png" xlink:type="simple" xlink:show="embed" xlink:actuate="onLoad">
            <text:p/>
          </draw:image>
        </draw:frame>
        <draw:frame draw:style-name="gr1" draw:text-style-name="P1" draw:layer="layout" svg:width="28cm" svg:height="10cm" svg:x="0cm" svg:y="0.2cm">
          <draw:image xlink:href="Pictures/10000000000001EE000000BBD1145EE9.png" xlink:type="simple" xlink:show="embed" xlink:actuate="onLoad">
            <text:p/>
          </draw:image>
        </draw:frame>
        <draw:frame draw:style-name="gr1" draw:text-style-name="P1" draw:layer="layout" svg:width="12.4cm" svg:height="10.08cm" svg:x="14.7cm" svg:y="10.8cm">
          <draw:image xlink:href="Pictures/10000000000000F4000000E907DB6F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8T16:10:59</meta:creation-date>
    <dc:date>2013-02-08T16:14:01</dc:date>
    <dc:creator>Jefferson Gomes</dc:creator>
    <meta:editing-duration>P0D</meta:editing-duration>
    <meta:editing-cycles>1</meta:editing-cycles>
    <meta:document-statistic meta:object-count="26"/>
    <meta:generator>LibreOffice/3.5$Linux_X86_64 LibreOffice_project/350m1$Build-2</meta:generator>
  </office:meta>
</office:document-meta>
</file>